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9.7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17.5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7.06mm"/>
    </style:style>
    <style:style style:name="co10" style:family="table-column">
      <style:table-column-properties fo:break-before="auto" style:column-width="12.63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4.16mm"/>
    </style:style>
    <style:style style:name="co14" style:family="table-column">
      <style:table-column-properties fo:break-before="auto" style:column-width="19.26mm"/>
    </style:style>
    <style:style style:name="co15" style:family="table-column">
      <style:table-column-properties fo:break-before="auto" style:column-width="16.16mm"/>
    </style:style>
    <style:style style:name="co16" style:family="table-column">
      <style:table-column-properties fo:break-before="auto" style:column-width="13.28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18.61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G83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4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19"/>
        <table:table-column table:style-name="co12" table:default-cell-style-name="ce19"/>
        <table:table-column table:style-name="co4" table:default-cell-style-name="ce19"/>
        <table:table-column table:style-name="co13" table:default-cell-style-name="ce19"/>
        <table:table-column table:style-name="co14" table:default-cell-style-name="ce19"/>
        <table:table-column table:style-name="co4" table:default-cell-style-name="ce19"/>
        <table:table-column table:style-name="co5" table:default-cell-style-name="ce19"/>
        <table:table-column table:style-name="co4" table:number-columns-repeated="2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11" table:default-cell-style-name="ce19"/>
        <table:table-column table:style-name="co13" table:default-cell-style-name="ce19"/>
        <table:table-column table:style-name="co16" table:default-cell-style-name="ce19"/>
        <table:table-column table:style-name="co8" table:default-cell-style-name="ce19"/>
        <table:table-column table:style-name="co17" table:default-cell-style-name="ce19"/>
        <table:table-column table:style-name="co16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number-columns-repeated="224" table:default-cell-style-name="ce19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20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10"/>
            <table:table-cell table:style-name="ce48" office:value-type="string" calcext:value-type="string" table:number-columns-spanned="9" table:number-rows-spanned="1">
              <text:p>中 華 民 國 104 年 2 月 份</text:p>
            </table:table-cell>
            <table:covered-table-cell table:number-columns-repeated="8" table:style-name="ce48"/>
            <table:table-cell table:style-name="ce30"/>
            <table:table-cell table:style-name="ce51" table:number-columns-repeated="2"/>
            <table:table-cell table:style-name="ce30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45"/>
            <table:table-cell table:style-name="ce50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3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1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1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6"/>
            <table:table-cell table:number-columns-repeated="991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30" table:style-name="ce34"/>
            <table:table-cell table:style-name="ce57" office:value-type="string" calcext:value-type="string">
              <text:p>(<text:span text:style-name="T4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67270" calcext:value-type="float">
            <text:p><text:s text:c="3"/>67,270</text:p>
          </table:table-cell>
          <table:table-cell table:style-name="ce35" office:value-type="float" office:value="2943" calcext:value-type="float">
            <text:p><text:s text:c="3"/>2,943</text:p>
          </table:table-cell>
          <table:table-cell table:style-name="ce35" office:value-type="float" office:value="7252" calcext:value-type="float">
            <text:p><text:s text:c="3"/>7,252</text:p>
          </table:table-cell>
          <table:table-cell table:style-name="ce35" office:value-type="float" office:value="4895" calcext:value-type="float">
            <text:p><text:s text:c="3"/>4,895</text:p>
          </table:table-cell>
          <table:table-cell table:style-name="ce35" office:value-type="float" office:value="2279" calcext:value-type="float">
            <text:p><text:s text:c="3"/>2,279</text:p>
          </table:table-cell>
          <table:table-cell table:style-name="ce35" office:value-type="float" office:value="2420" calcext:value-type="float">
            <text:p><text:s text:c="3"/>2,420</text:p>
          </table:table-cell>
          <table:table-cell table:style-name="ce35" office:value-type="float" office:value="1652" calcext:value-type="float">
            <text:p><text:s text:c="3"/>1,652</text:p>
          </table:table-cell>
          <table:table-cell table:style-name="ce35" office:value-type="float" office:value="2481" calcext:value-type="float">
            <text:p><text:s text:c="3"/>2,481</text:p>
          </table:table-cell>
          <table:table-cell table:style-name="ce35" office:value-type="float" office:value="8234" calcext:value-type="float">
            <text:p><text:s text:c="3"/>8,234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6" office:value-type="float" office:value="3" calcext:value-type="float">
            <text:p>3</text:p>
          </table:table-cell>
          <table:table-cell table:style-name="ce35" office:value-type="float" office:value="3112" calcext:value-type="float">
            <text:p><text:s text:c="3"/>3,112</text:p>
          </table:table-cell>
          <table:table-cell table:style-name="ce35" office:value-type="float" office:value="30524" calcext:value-type="float">
            <text:p><text:s text:c="3"/>30,524</text:p>
          </table:table-cell>
          <table:table-cell table:style-name="ce35" office:value-type="float" office:value="1163" calcext:value-type="float">
            <text:p><text:s text:c="3"/>1,16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64825" calcext:value-type="float">
            <text:p><text:s text:c="3"/>64,825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5688" calcext:value-type="float">
            <text:p><text:s text:c="3"/>5,688</text:p>
          </table:table-cell>
          <table:table-cell table:style-name="ce35" office:value-type="float" office:value="4505" calcext:value-type="float">
            <text:p><text:s text:c="3"/>4,505</text:p>
          </table:table-cell>
          <table:table-cell table:style-name="ce35" office:value-type="float" office:value="5909" calcext:value-type="float">
            <text:p><text:s text:c="3"/>5,909</text:p>
          </table:table-cell>
          <table:table-cell table:style-name="ce35" office:value-type="float" office:value="3211" calcext:value-type="float">
            <text:p><text:s text:c="3"/>3,211</text:p>
          </table:table-cell>
          <table:table-cell table:style-name="ce35" office:value-type="float" office:value="1642" calcext:value-type="float">
            <text:p><text:s text:c="3"/>1,642</text:p>
          </table:table-cell>
          <table:table-cell table:style-name="ce35" office:value-type="float" office:value="2338" calcext:value-type="float">
            <text:p><text:s text:c="3"/>2,338</text:p>
          </table:table-cell>
          <table:table-cell table:style-name="ce35" office:value-type="float" office:value="5698" calcext:value-type="float">
            <text:p><text:s text:c="3"/>5,698</text:p>
          </table:table-cell>
          <table:table-cell table:style-name="ce35" office:value-type="float" office:value="526" calcext:value-type="float">
            <text:p><text:s text:c="3"/>526</text:p>
          </table:table-cell>
          <table:table-cell table:style-name="ce36" office:value-type="float" office:value="0" calcext:value-type="float">
            <text:p>-</text:p>
          </table:table-cell>
          <table:table-cell table:style-name="ce35" office:value-type="float" office:value="3112" calcext:value-type="float">
            <text:p><text:s text:c="3"/>3,112</text:p>
          </table:table-cell>
          <table:table-cell table:style-name="ce35" office:value-type="float" office:value="30524" calcext:value-type="float">
            <text:p><text:s text:c="3"/>30,524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9" office:value-type="float" office:value="2445" calcext:value-type="float">
            <text:p><text:s text:c="3"/>2,445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30622" calcext:value-type="float">
            <text:p><text:s text:c="3"/>30,622</text:p>
          </table:table-cell>
          <table:table-cell table:style-name="ce35" office:value-type="float" office:value="1396" calcext:value-type="float">
            <text:p><text:s text:c="3"/>1,396</text:p>
          </table:table-cell>
          <table:table-cell table:style-name="ce35" office:value-type="float" office:value="3335" calcext:value-type="float">
            <text:p><text:s text:c="3"/>3,335</text:p>
          </table:table-cell>
          <table:table-cell table:style-name="ce35" office:value-type="float" office:value="2317" calcext:value-type="float">
            <text:p><text:s text:c="3"/>2,317</text:p>
          </table:table-cell>
          <table:table-cell table:style-name="ce35" office:value-type="float" office:value="1096" calcext:value-type="float">
            <text:p><text:s text:c="3"/>1,096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758" calcext:value-type="float">
            <text:p><text:s text:c="3"/>758</text:p>
          </table:table-cell>
          <table:table-cell table:style-name="ce35" office:value-type="float" office:value="1165" calcext:value-type="float">
            <text:p><text:s text:c="3"/>1,165</text:p>
          </table:table-cell>
          <table:table-cell table:style-name="ce35" office:value-type="float" office:value="3762" calcext:value-type="float">
            <text:p><text:s text:c="3"/>3,762</text:p>
          </table:table-cell>
          <table:table-cell table:style-name="ce35" office:value-type="float" office:value="162" calcext:value-type="float">
            <text:p><text:s text:c="3"/>162</text:p>
          </table:table-cell>
          <table:table-cell table:style-name="ce37" office:value-type="float" office:value="2" calcext:value-type="float">
            <text:p>2</text:p>
          </table:table-cell>
          <table:table-cell table:style-name="ce35" office:value-type="float" office:value="1422" calcext:value-type="float">
            <text:p><text:s text:c="3"/>1,422</text:p>
          </table:table-cell>
          <table:table-cell table:style-name="ce35" office:value-type="float" office:value="13774" calcext:value-type="float">
            <text:p><text:s text:c="3"/>13,774</text:p>
          </table:table-cell>
          <table:table-cell table:style-name="ce35" office:value-type="float" office:value="362" calcext:value-type="float">
            <text:p><text:s text:c="3"/>362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9631" calcext:value-type="float">
            <text:p><text:s text:c="3"/>29,631</text:p>
          </table:table-cell>
          <table:table-cell table:style-name="ce35" office:value-type="float" office:value="757" calcext:value-type="float">
            <text:p><text:s text:c="3"/>757</text:p>
          </table:table-cell>
          <table:table-cell table:style-name="ce35" office:value-type="float" office:value="2634" calcext:value-type="float">
            <text:p><text:s text:c="3"/>2,634</text:p>
          </table:table-cell>
          <table:table-cell table:style-name="ce35" office:value-type="float" office:value="2119" calcext:value-type="float">
            <text:p><text:s text:c="3"/>2,119</text:p>
          </table:table-cell>
          <table:table-cell table:style-name="ce35" office:value-type="float" office:value="2634" calcext:value-type="float">
            <text:p><text:s text:c="3"/>2,634</text:p>
          </table:table-cell>
          <table:table-cell table:style-name="ce35" office:value-type="float" office:value="1412" calcext:value-type="float">
            <text:p><text:s text:c="3"/>1,412</text:p>
          </table:table-cell>
          <table:table-cell table:style-name="ce35" office:value-type="float" office:value="720" calcext:value-type="float">
            <text:p><text:s text:c="3"/>720</text:p>
          </table:table-cell>
          <table:table-cell table:style-name="ce35" office:value-type="float" office:value="1080" calcext:value-type="float">
            <text:p><text:s text:c="3"/>1,080</text:p>
          </table:table-cell>
          <table:table-cell table:style-name="ce35" office:value-type="float" office:value="2801" calcext:value-type="float">
            <text:p><text:s text:c="3"/>2,801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1422" calcext:value-type="float">
            <text:p><text:s text:c="3"/>1,422</text:p>
          </table:table-cell>
          <table:table-cell table:style-name="ce35" office:value-type="float" office:value="13774" calcext:value-type="float">
            <text:p><text:s text:c="3"/>13,77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58" office:value-type="float" office:value="991" calcext:value-type="float">
            <text:p><text:s text:c="3"/>991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5" office:value-type="float" office:value="36648" calcext:value-type="float">
            <text:p><text:s text:c="3"/>36,648</text:p>
          </table:table-cell>
          <table:table-cell table:style-name="ce35" office:value-type="float" office:value="1547" calcext:value-type="float">
            <text:p><text:s text:c="3"/>1,547</text:p>
          </table:table-cell>
          <table:table-cell table:style-name="ce35" office:value-type="float" office:value="3917" calcext:value-type="float">
            <text:p><text:s text:c="3"/>3,917</text:p>
          </table:table-cell>
          <table:table-cell table:style-name="ce35" office:value-type="float" office:value="2578" calcext:value-type="float">
            <text:p><text:s text:c="3"/>2,578</text:p>
          </table:table-cell>
          <table:table-cell table:style-name="ce35" office:value-type="float" office:value="1183" calcext:value-type="float">
            <text:p><text:s text:c="3"/>1,183</text:p>
          </table:table-cell>
          <table:table-cell table:style-name="ce35" office:value-type="float" office:value="1353" calcext:value-type="float">
            <text:p><text:s text:c="3"/>1,353</text:p>
          </table:table-cell>
          <table:table-cell table:style-name="ce35" office:value-type="float" office:value="894" calcext:value-type="float">
            <text:p><text:s text:c="3"/>894</text:p>
          </table:table-cell>
          <table:table-cell table:style-name="ce35" office:value-type="float" office:value="1316" calcext:value-type="float">
            <text:p><text:s text:c="3"/>1,316</text:p>
          </table:table-cell>
          <table:table-cell table:style-name="ce35" office:value-type="float" office:value="4472" calcext:value-type="float">
            <text:p><text:s text:c="3"/>4,472</text:p>
          </table:table-cell>
          <table:table-cell table:style-name="ce35" office:value-type="float" office:value="142" calcext:value-type="float">
            <text:p><text:s text:c="3"/>142</text:p>
          </table:table-cell>
          <table:table-cell table:style-name="ce38" office:value-type="float" office:value="1" calcext:value-type="float">
            <text:p>1</text:p>
          </table:table-cell>
          <table:table-cell table:style-name="ce35" office:value-type="float" office:value="1690" calcext:value-type="float">
            <text:p><text:s text:c="3"/>1,690</text:p>
          </table:table-cell>
          <table:table-cell table:style-name="ce35" office:value-type="float" office:value="16750" calcext:value-type="float">
            <text:p><text:s text:c="3"/>16,750</text:p>
          </table:table-cell>
          <table:table-cell table:style-name="ce35" office:value-type="float" office:value="801" calcext:value-type="float">
            <text:p><text:s text:c="3"/>801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35194" calcext:value-type="float">
            <text:p><text:s text:c="3"/>35,194</text:p>
          </table:table-cell>
          <table:table-cell table:style-name="ce35" office:value-type="float" office:value="877" calcext:value-type="float">
            <text:p><text:s text:c="3"/>877</text:p>
          </table:table-cell>
          <table:table-cell table:style-name="ce35" office:value-type="float" office:value="3054" calcext:value-type="float">
            <text:p><text:s text:c="3"/>3,054</text:p>
          </table:table-cell>
          <table:table-cell table:style-name="ce35" office:value-type="float" office:value="2386" calcext:value-type="float">
            <text:p><text:s text:c="3"/>2,386</text:p>
          </table:table-cell>
          <table:table-cell table:style-name="ce35" office:value-type="float" office:value="3275" calcext:value-type="float">
            <text:p><text:s text:c="3"/>3,275</text:p>
          </table:table-cell>
          <table:table-cell table:style-name="ce35" office:value-type="float" office:value="1799" calcext:value-type="float">
            <text:p><text:s text:c="3"/>1,799</text:p>
          </table:table-cell>
          <table:table-cell table:style-name="ce35" office:value-type="float" office:value="922" calcext:value-type="float">
            <text:p><text:s text:c="3"/>922</text:p>
          </table:table-cell>
          <table:table-cell table:style-name="ce35" office:value-type="float" office:value="1258" calcext:value-type="float">
            <text:p><text:s text:c="3"/>1,258</text:p>
          </table:table-cell>
          <table:table-cell table:style-name="ce35" office:value-type="float" office:value="2897" calcext:value-type="float">
            <text:p><text:s text:c="3"/>2,897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1690" calcext:value-type="float">
            <text:p><text:s text:c="3"/>1,690</text:p>
          </table:table-cell>
          <table:table-cell table:style-name="ce35" office:value-type="float" office:value="16750" calcext:value-type="float">
            <text:p><text:s text:c="3"/>16,750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59" office:value-type="float" office:value="1454" calcext:value-type="float">
            <text:p><text:s text:c="3"/>1,454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0514" calcext:value-type="float">
            <text:p>10,514</text:p>
          </table:table-cell>
          <table:table-cell table:style-name="ce36" office:value-type="float" office:value="603" calcext:value-type="float">
            <text:p>60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804" calcext:value-type="float">
            <text:p>2,804</text:p>
          </table:table-cell>
          <table:table-cell table:style-name="ce36" office:value-type="float" office:value="690" calcext:value-type="float">
            <text:p>690</text:p>
          </table:table-cell>
          <table:table-cell table:style-name="ce36" office:value-type="float" office:value="234" calcext:value-type="float">
            <text:p>234</text:p>
          </table:table-cell>
          <table:table-cell table:style-name="ce36" office:value-type="float" office:value="177" calcext:value-type="float">
            <text:p>177</text:p>
          </table:table-cell>
          <table:table-cell table:style-name="ce36" office:value-type="float" office:value="243" calcext:value-type="float">
            <text:p>243</text:p>
          </table:table-cell>
          <table:table-cell table:style-name="ce36" office:value-type="float" office:value="1484" calcext:value-type="float">
            <text:p>1,484</text:p>
          </table:table-cell>
          <table:table-cell table:style-name="ce36" office:value-type="float" office:value="56" calcext:value-type="float">
            <text:p>56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953" calcext:value-type="float">
            <text:p>3,953</text:p>
          </table:table-cell>
          <table:table-cell table:style-name="ce36" office:value-type="float" office:value="267" calcext:value-type="float">
            <text:p>26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1585" calcext:value-type="float">
            <text:p>11,585</text:p>
          </table:table-cell>
          <table:table-cell table:style-name="ce36" office:value-type="float" office:value="371" calcext:value-type="float">
            <text:p>37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558" calcext:value-type="float">
            <text:p>2,558</text:p>
          </table:table-cell>
          <table:table-cell table:style-name="ce36" office:value-type="float" office:value="2255" calcext:value-type="float">
            <text:p>2,255</text:p>
          </table:table-cell>
          <table:table-cell table:style-name="ce36" office:value-type="float" office:value="345" calcext:value-type="float">
            <text:p>345</text:p>
          </table:table-cell>
          <table:table-cell table:style-name="ce36" office:value-type="float" office:value="177" calcext:value-type="float">
            <text:p>177</text:p>
          </table:table-cell>
          <table:table-cell table:style-name="ce36" office:value-type="float" office:value="248" calcext:value-type="float">
            <text:p>248</text:p>
          </table:table-cell>
          <table:table-cell table:style-name="ce36" office:value-type="float" office:value="1478" calcext:value-type="float">
            <text:p>1,478</text:p>
          </table:table-cell>
          <table:table-cell table:style-name="ce36" office:value-type="float" office:value="191" calcext:value-type="float">
            <text:p>19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953" calcext:value-type="float">
            <text:p>3,95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60" office:value-type="float" office:value="-1071" calcext:value-type="float">
            <text:p><text:s/>－1,071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4762" calcext:value-type="float">
            <text:p>4,762</text:p>
          </table:table-cell>
          <table:table-cell table:style-name="ce37" office:value-type="float" office:value="295" calcext:value-type="float">
            <text:p>29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304" calcext:value-type="float">
            <text:p>1,304</text:p>
          </table:table-cell>
          <table:table-cell table:style-name="ce37" office:value-type="float" office:value="315" calcext:value-type="float">
            <text:p>315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693" calcext:value-type="float">
            <text:p>693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741" calcext:value-type="float">
            <text:p>1,741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266" calcext:value-type="float">
            <text:p>5,266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194" calcext:value-type="float">
            <text:p>1,194</text:p>
          </table:table-cell>
          <table:table-cell table:style-name="ce37" office:value-type="float" office:value="953" calcext:value-type="float">
            <text:p>953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743" calcext:value-type="float">
            <text:p>743</text:p>
          </table:table-cell>
          <table:table-cell table:style-name="ce37" office:value-type="float" office:value="86" calcext:value-type="float">
            <text:p>8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741" calcext:value-type="float">
            <text:p>1,74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61" office:value-type="float" office:value="-504" calcext:value-type="float">
            <text:p><text:s/>－504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8" office:value-type="float" office:value="5752" calcext:value-type="float">
            <text:p>5,752</text:p>
          </table:table-cell>
          <table:table-cell table:style-name="ce38" office:value-type="float" office:value="308" calcext:value-type="float">
            <text:p>30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00" calcext:value-type="float">
            <text:p>1,500</text:p>
          </table:table-cell>
          <table:table-cell table:style-name="ce38" office:value-type="float" office:value="375" calcext:value-type="float">
            <text:p>375</text:p>
          </table:table-cell>
          <table:table-cell table:style-name="ce38" office:value-type="float" office:value="144" calcext:value-type="float">
            <text:p>144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791" calcext:value-type="float">
            <text:p>791</text:p>
          </table:table-cell>
          <table:table-cell table:style-name="ce38" office:value-type="float" office:value="23" calcext:value-type="float">
            <text:p>2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212" calcext:value-type="float">
            <text:p>2,212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319" calcext:value-type="float">
            <text:p>6,319</text:p>
          </table:table-cell>
          <table:table-cell table:style-name="ce38" office:value-type="float" office:value="185" calcext:value-type="float">
            <text:p>18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364" calcext:value-type="float">
            <text:p>1,364</text:p>
          </table:table-cell>
          <table:table-cell table:style-name="ce38" office:value-type="float" office:value="1302" calcext:value-type="float">
            <text:p>1,302</text:p>
          </table:table-cell>
          <table:table-cell table:style-name="ce38" office:value-type="float" office:value="196" calcext:value-type="float">
            <text:p>196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735" calcext:value-type="float">
            <text:p>735</text:p>
          </table:table-cell>
          <table:table-cell table:style-name="ce38" office:value-type="float" office:value="105" calcext:value-type="float">
            <text:p>10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212" calcext:value-type="float">
            <text:p>2,21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61" office:value-type="float" office:value="-567" calcext:value-type="float">
            <text:p><text:s/>－567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8935" calcext:value-type="float">
            <text:p>8,935</text:p>
          </table:table-cell>
          <table:table-cell table:style-name="ce36" office:value-type="float" office:value="935" calcext:value-type="float">
            <text:p>935</text:p>
          </table:table-cell>
          <table:table-cell table:style-name="ce36" office:value-type="float" office:value="2558" calcext:value-type="float">
            <text:p>2,558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67" calcext:value-type="float">
            <text:p>367</text:p>
          </table:table-cell>
          <table:table-cell table:style-name="ce36" office:value-type="float" office:value="249" calcext:value-type="float">
            <text:p>249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238" calcext:value-type="float">
            <text:p>238</text:p>
          </table:table-cell>
          <table:table-cell table:style-name="ce36" office:value-type="float" office:value="914" calcext:value-type="float">
            <text:p>914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271" calcext:value-type="float">
            <text:p>3,271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739" calcext:value-type="float">
            <text:p>8,739</text:p>
          </table:table-cell>
          <table:table-cell table:style-name="ce36" office:value-type="float" office:value="566" calcext:value-type="float">
            <text:p>566</text:p>
          </table:table-cell>
          <table:table-cell table:style-name="ce36" office:value-type="float" office:value="2804" calcext:value-type="float">
            <text:p>2,80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95" calcext:value-type="float">
            <text:p>695</text:p>
          </table:table-cell>
          <table:table-cell table:style-name="ce36" office:value-type="float" office:value="277" calcext:value-type="float">
            <text:p>277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768" calcext:value-type="float">
            <text:p>768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271" calcext:value-type="float">
            <text:p>3,27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60" office:value-type="float" office:value="196" calcext:value-type="float">
            <text:p>196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4132" calcext:value-type="float">
            <text:p>4,132</text:p>
          </table:table-cell>
          <table:table-cell table:style-name="ce37" office:value-type="float" office:value="415" calcext:value-type="float">
            <text:p>415</text:p>
          </table:table-cell>
          <table:table-cell table:style-name="ce37" office:value-type="float" office:value="1194" calcext:value-type="float">
            <text:p>1,19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444" calcext:value-type="float">
            <text:p>444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510" calcext:value-type="float">
            <text:p>1,510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077" calcext:value-type="float">
            <text:p>4,077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1304" calcext:value-type="float">
            <text:p>1,30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510" calcext:value-type="float">
            <text:p>1,51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55" calcext:value-type="float">
            <text:p>55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4803" calcext:value-type="float">
            <text:p>4,803</text:p>
          </table:table-cell>
          <table:table-cell table:style-name="ce38" office:value-type="float" office:value="520" calcext:value-type="float">
            <text:p>520</text:p>
          </table:table-cell>
          <table:table-cell table:style-name="ce38" office:value-type="float" office:value="1364" calcext:value-type="float">
            <text:p>1,36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6" calcext:value-type="float">
            <text:p>186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470" calcext:value-type="float">
            <text:p>470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761" calcext:value-type="float">
            <text:p>1,761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662" calcext:value-type="float">
            <text:p>4,662</text:p>
          </table:table-cell>
          <table:table-cell table:style-name="ce38" office:value-type="float" office:value="317" calcext:value-type="float">
            <text:p>317</text:p>
          </table:table-cell>
          <table:table-cell table:style-name="ce38" office:value-type="float" office:value="1500" calcext:value-type="float">
            <text:p>1,50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87" calcext:value-type="float">
            <text:p>387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364" calcext:value-type="float">
            <text:p>364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761" calcext:value-type="float">
            <text:p>1,76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61" office:value-type="float" office:value="141" calcext:value-type="float">
            <text:p>141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9174" calcext:value-type="float">
            <text:p>9,174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2255" calcext:value-type="float">
            <text:p>2,255</text:p>
          </table:table-cell>
          <table:table-cell table:style-name="ce36" office:value-type="float" office:value="695" calcext:value-type="float">
            <text:p>69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44" calcext:value-type="float">
            <text:p>344</text:p>
          </table:table-cell>
          <table:table-cell table:style-name="ce36" office:value-type="float" office:value="216" calcext:value-type="float">
            <text:p>216</text:p>
          </table:table-cell>
          <table:table-cell table:style-name="ce36" office:value-type="float" office:value="286" calcext:value-type="float">
            <text:p>286</text:p>
          </table:table-cell>
          <table:table-cell table:style-name="ce36" office:value-type="float" office:value="2029" calcext:value-type="float">
            <text:p>2,029</text:p>
          </table:table-cell>
          <table:table-cell table:style-name="ce36" office:value-type="float" office:value="84" calcext:value-type="float">
            <text:p>8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2933" calcext:value-type="float">
            <text:p>2,933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351" calcext:value-type="float">
            <text:p>5,351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690" calcext:value-type="float">
            <text:p>690</text:p>
          </table:table-cell>
          <table:table-cell table:style-name="ce36" office:value-type="float" office:value="367" calcext:value-type="float">
            <text:p>36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770" calcext:value-type="float">
            <text:p>770</text:p>
          </table:table-cell>
          <table:table-cell table:style-name="ce36" office:value-type="float" office:value="72" calcext:value-type="float">
            <text:p>72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2933" calcext:value-type="float">
            <text:p>2,93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60" office:value-type="float" office:value="3823" calcext:value-type="float">
            <text:p>3,823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桃園市" calcext:value-type="string">
            <text:p><text:s/>桃園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130" calcext:value-type="float">
            <text:p>4,130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953" calcext:value-type="float">
            <text:p>953</text:p>
          </table:table-cell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941" calcext:value-type="float">
            <text:p>941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351" calcext:value-type="float">
            <text:p>1,351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509" calcext:value-type="float">
            <text:p>2,50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315" calcext:value-type="float">
            <text:p>315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395" calcext:value-type="float">
            <text:p>395</text:p>
          </table:table-cell>
          <table:table-cell table:style-name="ce37" office:value-type="float" office:value="37" calcext:value-type="float">
            <text:p>3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351" calcext:value-type="float">
            <text:p>1,35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" calcext:value-type="float">
            <text:p>2</text:p>
          </table:table-cell>
          <table:table-cell table:style-name="ce61" office:value-type="float" office:value="1621" calcext:value-type="float">
            <text:p>1,621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5044" calcext:value-type="float">
            <text:p>5,044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1302" calcext:value-type="float">
            <text:p>1,302</text:p>
          </table:table-cell>
          <table:table-cell table:style-name="ce38" office:value-type="float" office:value="387" calcext:value-type="float">
            <text:p>38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47" calcext:value-type="float">
            <text:p>147</text:p>
          </table:table-cell>
          <table:table-cell table:style-name="ce38" office:value-type="float" office:value="1088" calcext:value-type="float">
            <text:p>1,088</text:p>
          </table:table-cell>
          <table:table-cell table:style-name="ce38" office:value-type="float" office:value="51" calcext:value-type="float">
            <text:p>5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582" calcext:value-type="float">
            <text:p>1,582</text:p>
          </table:table-cell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42" calcext:value-type="float">
            <text:p>2,842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375" calcext:value-type="float">
            <text:p>375</text:p>
          </table:table-cell>
          <table:table-cell table:style-name="ce38" office:value-type="float" office:value="186" calcext:value-type="float">
            <text:p>18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375" calcext:value-type="float">
            <text:p>375</text:p>
          </table:table-cell>
          <table:table-cell table:style-name="ce38" office:value-type="float" office:value="35" calcext:value-type="float">
            <text:p>3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582" calcext:value-type="float">
            <text:p>1,58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61" office:value-type="float" office:value="2202" calcext:value-type="float">
            <text:p>2,202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8596" calcext:value-type="float">
            <text:p>8,596</text:p>
          </table:table-cell>
          <table:table-cell table:style-name="ce36" office:value-type="float" office:value="277" calcext:value-type="float">
            <text:p>277</text:p>
          </table:table-cell>
          <table:table-cell table:style-name="ce36" office:value-type="float" office:value="345" calcext:value-type="float">
            <text:p>345</text:p>
          </table:table-cell>
          <table:table-cell table:style-name="ce36" office:value-type="float" office:value="277" calcext:value-type="float">
            <text:p>277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04" calcext:value-type="float">
            <text:p>204</text:p>
          </table:table-cell>
          <table:table-cell table:style-name="ce36" office:value-type="float" office:value="2006" calcext:value-type="float">
            <text:p>2,006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006" calcext:value-type="float">
            <text:p>5,006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7560" calcext:value-type="float">
            <text:p>7,560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234" calcext:value-type="float">
            <text:p>234</text:p>
          </table:table-cell>
          <table:table-cell table:style-name="ce36" office:value-type="float" office:value="249" calcext:value-type="float">
            <text:p>249</text:p>
          </table:table-cell>
          <table:table-cell table:style-name="ce36" office:value-type="float" office:value="344" calcext:value-type="float">
            <text:p>34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1231" calcext:value-type="float">
            <text:p>1,231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006" calcext:value-type="float">
            <text:p>5,00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60" office:value-type="float" office:value="1036" calcext:value-type="float">
            <text:p>1,036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3798" calcext:value-type="float">
            <text:p>3,798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878" calcext:value-type="float">
            <text:p>878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210" calcext:value-type="float">
            <text:p>2,210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344" calcext:value-type="float">
            <text:p>3,34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555" calcext:value-type="float">
            <text:p>555</text:p>
          </table:table-cell>
          <table:table-cell table:style-name="ce37" office:value-type="float" office:value="32" calcext:value-type="float">
            <text:p>3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210" calcext:value-type="float">
            <text:p>2,21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-</text:p>
          </table:table-cell>
          <table:table-cell table:style-name="ce61" office:value-type="float" office:value="454" calcext:value-type="float">
            <text:p>454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4798" calcext:value-type="float">
            <text:p>4,798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196" calcext:value-type="float">
            <text:p>196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1128" calcext:value-type="float">
            <text:p>1,128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796" calcext:value-type="float">
            <text:p>2,796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216" calcext:value-type="float">
            <text:p>4,216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44" calcext:value-type="float">
            <text:p>144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676" calcext:value-type="float">
            <text:p>676</text:p>
          </table:table-cell>
          <table:table-cell table:style-name="ce38" office:value-type="float" office:value="23" calcext:value-type="float">
            <text:p>2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796" calcext:value-type="float">
            <text:p>2,79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61" office:value-type="float" office:value="582" calcext:value-type="float">
            <text:p>582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4924" calcext:value-type="float">
            <text:p>4,924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177" calcext:value-type="float">
            <text:p>177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55" calcext:value-type="float">
            <text:p>555</text:p>
          </table:table-cell>
          <table:table-cell table:style-name="ce36" office:value-type="float" office:value="533" calcext:value-type="float">
            <text:p>533</text:p>
          </table:table-cell>
          <table:table-cell table:style-name="ce36" office:value-type="float" office:value="14" calcext:value-type="float">
            <text:p>1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066" calcext:value-type="float">
            <text:p>3,066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789" calcext:value-type="float">
            <text:p>4,78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177" calcext:value-type="float">
            <text:p>177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216" calcext:value-type="float">
            <text:p>216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92" calcext:value-type="float">
            <text:p>392</text:p>
          </table:table-cell>
          <table:table-cell table:style-name="ce36" office:value-type="float" office:value="497" calcext:value-type="float">
            <text:p>497</text:p>
          </table:table-cell>
          <table:table-cell table:style-name="ce36" office:value-type="float" office:value="27" calcext:value-type="float">
            <text:p>2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066" calcext:value-type="float">
            <text:p>3,06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60" office:value-type="float" office:value="135" calcext:value-type="float">
            <text:p>135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2170" calcext:value-type="float">
            <text:p>2,170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363" calcext:value-type="float">
            <text:p>1,36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155" calcext:value-type="float">
            <text:p>2,155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363" calcext:value-type="float">
            <text:p>1,36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15" calcext:value-type="float">
            <text:p>15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2754" calcext:value-type="float">
            <text:p>2,754</text:p>
          </table:table-cell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6" calcext:value-type="float">
            <text:p>316</text:p>
          </table:table-cell>
          <table:table-cell table:style-name="ce38" office:value-type="float" office:value="310" calcext:value-type="float">
            <text:p>310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703" calcext:value-type="float">
            <text:p>1,703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634" calcext:value-type="float">
            <text:p>2,6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275" calcext:value-type="float">
            <text:p>275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703" calcext:value-type="float">
            <text:p>1,70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-</text:p>
          </table:table-cell>
          <table:table-cell table:style-name="ce61" office:value-type="float" office:value="120" calcext:value-type="float">
            <text:p>120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7888" calcext:value-type="float">
            <text:p>7,888</text:p>
          </table:table-cell>
          <table:table-cell table:style-name="ce36" office:value-type="float" office:value="311" calcext:value-type="float">
            <text:p>311</text:p>
          </table:table-cell>
          <table:table-cell table:style-name="ce36" office:value-type="float" office:value="248" calcext:value-type="float">
            <text:p>248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392" calcext:value-type="float">
            <text:p>39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189" calcext:value-type="float">
            <text:p>1,189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131" calcext:value-type="float">
            <text:p>5,131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7744" calcext:value-type="float">
            <text:p>7,744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243" calcext:value-type="float">
            <text:p>243</text:p>
          </table:table-cell>
          <table:table-cell table:style-name="ce36" office:value-type="float" office:value="238" calcext:value-type="float">
            <text:p>238</text:p>
          </table:table-cell>
          <table:table-cell table:style-name="ce36" office:value-type="float" office:value="286" calcext:value-type="float">
            <text:p>286</text:p>
          </table:table-cell>
          <table:table-cell table:style-name="ce36" office:value-type="float" office:value="204" calcext:value-type="float">
            <text:p>204</text:p>
          </table:table-cell>
          <table:table-cell table:style-name="ce36" office:value-type="float" office:value="555" calcext:value-type="float">
            <text:p>55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900" calcext:value-type="float">
            <text:p>9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131" calcext:value-type="float">
            <text:p>5,13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-</text:p>
          </table:table-cell>
          <table:table-cell table:style-name="ce60" office:value-type="float" office:value="144" calcext:value-type="float">
            <text:p>144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3617" calcext:value-type="float">
            <text:p>3,617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41" calcext:value-type="float">
            <text:p>541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370" calcext:value-type="float">
            <text:p>2,37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585" calcext:value-type="float">
            <text:p>3,585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46" calcext:value-type="float">
            <text:p>446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370" calcext:value-type="float">
            <text:p>2,37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32" calcext:value-type="float">
            <text:p>32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8" office:value-type="float" office:value="4271" calcext:value-type="float">
            <text:p>4,271</text:p>
          </table:table-cell>
          <table:table-cell table:style-name="ce38" office:value-type="float" office:value="169" calcext:value-type="float">
            <text:p>169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48" calcext:value-type="float">
            <text:p>648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761" calcext:value-type="float">
            <text:p>2,761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159" calcext:value-type="float">
            <text:p>4,159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147" calcext:value-type="float">
            <text:p>147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316" calcext:value-type="float">
            <text:p>3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54" calcext:value-type="float">
            <text:p>454</text:p>
          </table:table-cell>
          <table:table-cell table:style-name="ce38" office:value-type="float" office:value="26" calcext:value-type="float">
            <text:p>2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761" calcext:value-type="float">
            <text:p>2,76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61" office:value-type="float" office:value="112" calcext:value-type="float">
            <text:p>112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9" office:value-type="float" office:value="16489" calcext:value-type="float">
            <text:p><text:s text:c="3"/>16,489</text:p>
          </table:table-cell>
          <table:table-cell table:style-name="ce39" office:value-type="float" office:value="453" calcext:value-type="float">
            <text:p><text:s text:c="3"/>453</text:p>
          </table:table-cell>
          <table:table-cell table:style-name="ce39" office:value-type="float" office:value="1478" calcext:value-type="float">
            <text:p><text:s text:c="3"/>1,478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770" calcext:value-type="float">
            <text:p><text:s text:c="3"/>770</text:p>
          </table:table-cell>
          <table:table-cell table:style-name="ce39" office:value-type="float" office:value="1231" calcext:value-type="float">
            <text:p><text:s text:c="3"/>1,231</text:p>
          </table:table-cell>
          <table:table-cell table:style-name="ce39" office:value-type="float" office:value="497" calcext:value-type="float">
            <text:p><text:s text:c="3"/>497</text:p>
          </table:table-cell>
          <table:table-cell table:style-name="ce39" office:value-type="float" office:value="900" calcext:value-type="float">
            <text:p><text:s text:c="3"/>900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54" calcext:value-type="float">
            <text:p><text:s text:c="3"/>54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3111" calcext:value-type="float">
            <text:p><text:s text:c="3"/>3,111</text:p>
          </table:table-cell>
          <table:table-cell table:style-name="ce39" office:value-type="float" office:value="6952" calcext:value-type="float">
            <text:p><text:s text:c="3"/>6,952</text:p>
          </table:table-cell>
          <table:table-cell table:style-name="ce39" office:value-type="float" office:value="272" calcext:value-type="float">
            <text:p><text:s text:c="3"/>27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8539" calcext:value-type="float">
            <text:p><text:s text:c="3"/>18,539</text:p>
          </table:table-cell>
          <table:table-cell table:style-name="ce39" office:value-type="float" office:value="232" calcext:value-type="float">
            <text:p><text:s text:c="3"/>232</text:p>
          </table:table-cell>
          <table:table-cell table:style-name="ce39" office:value-type="float" office:value="1484" calcext:value-type="float">
            <text:p><text:s text:c="3"/>1,484</text:p>
          </table:table-cell>
          <table:table-cell table:style-name="ce39" office:value-type="float" office:value="914" calcext:value-type="float">
            <text:p><text:s text:c="3"/>914</text:p>
          </table:table-cell>
          <table:table-cell table:style-name="ce39" office:value-type="float" office:value="2029" calcext:value-type="float">
            <text:p><text:s text:c="3"/>2,029</text:p>
          </table:table-cell>
          <table:table-cell table:style-name="ce39" office:value-type="float" office:value="2006" calcext:value-type="float">
            <text:p><text:s text:c="3"/>2,006</text:p>
          </table:table-cell>
          <table:table-cell table:style-name="ce39" office:value-type="float" office:value="533" calcext:value-type="float">
            <text:p><text:s text:c="3"/>533</text:p>
          </table:table-cell>
          <table:table-cell table:style-name="ce39" office:value-type="float" office:value="1189" calcext:value-type="float">
            <text:p><text:s text:c="3"/>1,189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79" calcext:value-type="float">
            <text:p><text:s text:c="3"/>79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3111" calcext:value-type="float">
            <text:p><text:s text:c="3"/>3,111</text:p>
          </table:table-cell>
          <table:table-cell table:style-name="ce39" office:value-type="float" office:value="6952" calcext:value-type="float">
            <text:p><text:s text:c="3"/>6,952</text:p>
          </table:table-cell>
          <table:table-cell table:number-columns-repeated="2" table:style-name="ce39" office:value-type="float" office:value="5" calcext:value-type="float">
            <text:p><text:s text:c="3"/>5</text:p>
          </table:table-cell>
          <table:table-cell table:style-name="ce62" office:value-type="float" office:value="-2050" calcext:value-type="float">
            <text:p><text:s/>－2,050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7627" calcext:value-type="float">
            <text:p><text:s text:c="3"/>7,627</text:p>
          </table:table-cell>
          <table:table-cell table:style-name="ce40" office:value-type="float" office:value="227" calcext:value-type="float">
            <text:p><text:s text:c="3"/>227</text:p>
          </table:table-cell>
          <table:table-cell table:style-name="ce40" office:value-type="float" office:value="743" calcext:value-type="float">
            <text:p><text:s text:c="3"/>743</text:p>
          </table:table-cell>
          <table:table-cell table:style-name="ce40" office:value-type="float" office:value="404" calcext:value-type="float">
            <text:p><text:s text:c="3"/>404</text:p>
          </table:table-cell>
          <table:table-cell table:style-name="ce40" office:value-type="float" office:value="395" calcext:value-type="float">
            <text:p><text:s text:c="3"/>395</text:p>
          </table:table-cell>
          <table:table-cell table:style-name="ce40" office:value-type="float" office:value="555" calcext:value-type="float">
            <text:p><text:s text:c="3"/>555</text:p>
          </table:table-cell>
          <table:table-cell table:style-name="ce40" office:value-type="float" office:value="222" calcext:value-type="float">
            <text:p><text:s text:c="3"/>222</text:p>
          </table:table-cell>
          <table:table-cell table:style-name="ce40" office:value-type="float" office:value="446" calcext:value-type="float">
            <text:p><text:s text:c="3"/>446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421" calcext:value-type="float">
            <text:p><text:s text:c="3"/>1,421</text:p>
          </table:table-cell>
          <table:table-cell table:style-name="ce40" office:value-type="float" office:value="3110" calcext:value-type="float">
            <text:p><text:s text:c="3"/>3,110</text:p>
          </table:table-cell>
          <table:table-cell table:style-name="ce40" office:value-type="float" office:value="67" calcext:value-type="float">
            <text:p><text:s text:c="3"/>6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8413" calcext:value-type="float">
            <text:p><text:s text:c="3"/>8,413</text:p>
          </table:table-cell>
          <table:table-cell table:style-name="ce40" office:value-type="float" office:value="114" calcext:value-type="float">
            <text:p><text:s text:c="3"/>114</text:p>
          </table:table-cell>
          <table:table-cell table:style-name="ce40" office:value-type="float" office:value="693" calcext:value-type="float">
            <text:p><text:s text:c="3"/>693</text:p>
          </table:table-cell>
          <table:table-cell table:style-name="ce40" office:value-type="float" office:value="444" calcext:value-type="float">
            <text:p><text:s text:c="3"/>444</text:p>
          </table:table-cell>
          <table:table-cell table:style-name="ce40" office:value-type="float" office:value="941" calcext:value-type="float">
            <text:p><text:s text:c="3"/>941</text:p>
          </table:table-cell>
          <table:table-cell table:style-name="ce40" office:value-type="float" office:value="878" calcext:value-type="float">
            <text:p><text:s text:c="3"/>878</text:p>
          </table:table-cell>
          <table:table-cell table:style-name="ce40" office:value-type="float" office:value="223" calcext:value-type="float">
            <text:p><text:s text:c="3"/>223</text:p>
          </table:table-cell>
          <table:table-cell table:style-name="ce40" office:value-type="float" office:value="541" calcext:value-type="float">
            <text:p><text:s text:c="3"/>541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42" calcext:value-type="float">
            <text:p><text:s text:c="3"/>42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421" calcext:value-type="float">
            <text:p><text:s text:c="3"/>1,421</text:p>
          </table:table-cell>
          <table:table-cell table:style-name="ce40" office:value-type="float" office:value="3110" calcext:value-type="float">
            <text:p><text:s text:c="3"/>3,110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3" office:value-type="float" office:value="-786" calcext:value-type="float">
            <text:p><text:s/>－786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1" office:value-type="float" office:value="8862" calcext:value-type="float">
            <text:p><text:s text:c="3"/>8,862</text:p>
          </table:table-cell>
          <table:table-cell table:style-name="ce41" office:value-type="float" office:value="226" calcext:value-type="float">
            <text:p><text:s text:c="3"/>226</text:p>
          </table:table-cell>
          <table:table-cell table:style-name="ce41" office:value-type="float" office:value="735" calcext:value-type="float">
            <text:p><text:s text:c="3"/>735</text:p>
          </table:table-cell>
          <table:table-cell table:style-name="ce41" office:value-type="float" office:value="364" calcext:value-type="float">
            <text:p><text:s text:c="3"/>364</text:p>
          </table:table-cell>
          <table:table-cell table:style-name="ce41" office:value-type="float" office:value="375" calcext:value-type="float">
            <text:p><text:s text:c="3"/>375</text:p>
          </table:table-cell>
          <table:table-cell table:style-name="ce41" office:value-type="float" office:value="676" calcext:value-type="float">
            <text:p><text:s text:c="3"/>676</text:p>
          </table:table-cell>
          <table:table-cell table:style-name="ce41" office:value-type="float" office:value="275" calcext:value-type="float">
            <text:p><text:s text:c="3"/>275</text:p>
          </table:table-cell>
          <table:table-cell table:style-name="ce41" office:value-type="float" office:value="454" calcext:value-type="float">
            <text:p><text:s text:c="3"/>454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1690" calcext:value-type="float">
            <text:p><text:s text:c="3"/>1,690</text:p>
          </table:table-cell>
          <table:table-cell table:style-name="ce41" office:value-type="float" office:value="3842" calcext:value-type="float">
            <text:p><text:s text:c="3"/>3,842</text:p>
          </table:table-cell>
          <table:table-cell table:style-name="ce41" office:value-type="float" office:value="205" calcext:value-type="float">
            <text:p><text:s text:c="3"/>205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10126" calcext:value-type="float">
            <text:p><text:s text:c="3"/>10,126</text:p>
          </table:table-cell>
          <table:table-cell table:style-name="ce41" office:value-type="float" office:value="118" calcext:value-type="float">
            <text:p><text:s text:c="3"/>118</text:p>
          </table:table-cell>
          <table:table-cell table:style-name="ce41" office:value-type="float" office:value="791" calcext:value-type="float">
            <text:p><text:s text:c="3"/>791</text:p>
          </table:table-cell>
          <table:table-cell table:style-name="ce41" office:value-type="float" office:value="470" calcext:value-type="float">
            <text:p><text:s text:c="3"/>470</text:p>
          </table:table-cell>
          <table:table-cell table:style-name="ce41" office:value-type="float" office:value="1088" calcext:value-type="float">
            <text:p><text:s text:c="3"/>1,088</text:p>
          </table:table-cell>
          <table:table-cell table:style-name="ce41" office:value-type="float" office:value="1128" calcext:value-type="float">
            <text:p><text:s text:c="3"/>1,128</text:p>
          </table:table-cell>
          <table:table-cell table:style-name="ce41" office:value-type="float" office:value="310" calcext:value-type="float">
            <text:p><text:s text:c="3"/>310</text:p>
          </table:table-cell>
          <table:table-cell table:style-name="ce41" office:value-type="float" office:value="648" calcext:value-type="float">
            <text:p><text:s text:c="3"/>648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37" calcext:value-type="float">
            <text:p><text:s text:c="3"/>37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1690" calcext:value-type="float">
            <text:p><text:s text:c="3"/>1,690</text:p>
          </table:table-cell>
          <table:table-cell table:style-name="ce41" office:value-type="float" office:value="3842" calcext:value-type="float">
            <text:p><text:s text:c="3"/>3,842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63" office:value-type="float" office:value="-1264" calcext:value-type="float">
            <text:p><text:s/>－1,264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278" calcext:value-type="float">
            <text:p>1,27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786" calcext:value-type="float">
            <text:p>78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14" calcext:value-type="float">
            <text:p>1,4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36" office:value-type="float" office:value="0" calcext:value-type="float">
            <text:p>-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786" calcext:value-type="float">
            <text:p>78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136" calcext:value-type="float">
            <text:p><text:s/>－136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82" calcext:value-type="float">
            <text:p>58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54" calcext:value-type="float">
            <text:p>35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1" calcext:value-type="float">
            <text:p>62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54" calcext:value-type="float">
            <text:p>35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39" calcext:value-type="float">
            <text:p><text:s/>－39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96" calcext:value-type="float">
            <text:p>696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432" calcext:value-type="float">
            <text:p>43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93" calcext:value-type="float">
            <text:p>793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29" calcext:value-type="float">
            <text:p>29</text:p>
          </table:table-cell>
          <table:table-cell table:number-columns-repeated="2" table:style-name="ce44" office:value-type="float" office:value="9" calcext:value-type="float">
            <text:p>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432" calcext:value-type="float">
            <text:p>43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97" calcext:value-type="float">
            <text:p><text:s/>－97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433" calcext:value-type="float">
            <text:p>1,433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7" calcext:value-type="float">
            <text:p>407</text:p>
          </table:table-cell>
          <table:table-cell table:style-name="ce42" office:value-type="float" office:value="474" calcext:value-type="float">
            <text:p>47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98" calcext:value-type="float">
            <text:p>1,49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85" calcext:value-type="float">
            <text:p>385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474" calcext:value-type="float">
            <text:p>47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65" calcext:value-type="float">
            <text:p><text:s/>－65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05" calcext:value-type="float">
            <text:p>70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6" calcext:value-type="float">
            <text:p>186</text:p>
          </table:table-cell>
          <table:table-cell table:style-name="ce43" office:value-type="float" office:value="220" calcext:value-type="float">
            <text:p>22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0" calcext:value-type="float">
            <text:p>68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4" calcext:value-type="float">
            <text:p>184</text:p>
          </table:table-cell>
          <table:table-cell table:style-name="ce43" office:value-type="float" office:value="220" calcext:value-type="float">
            <text:p>22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3" office:value-type="float" office:value="25" calcext:value-type="float">
            <text:p>25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28" calcext:value-type="float">
            <text:p>728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1" calcext:value-type="float">
            <text:p>221</text:p>
          </table:table-cell>
          <table:table-cell table:style-name="ce44" office:value-type="float" office:value="254" calcext:value-type="float">
            <text:p>254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18" calcext:value-type="float">
            <text:p>818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30" calcext:value-type="float">
            <text:p>230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1" calcext:value-type="float">
            <text:p>191</text:p>
          </table:table-cell>
          <table:table-cell table:style-name="ce44" office:value-type="float" office:value="254" calcext:value-type="float">
            <text:p>25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90" calcext:value-type="float">
            <text:p><text:s/>－90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110" calcext:value-type="float">
            <text:p>1,11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office:value-type="float" office:value="437" calcext:value-type="float">
            <text:p>437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54" calcext:value-type="float">
            <text:p>1,25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70" calcext:value-type="float">
            <text:p>70</text:p>
          </table:table-cell>
          <table:table-cell table:number-columns-repeated="2" table:style-name="ce42" office:value-type="float" office:value="192" calcext:value-type="float">
            <text:p>19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437" calcext:value-type="float">
            <text:p>43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44" calcext:value-type="float">
            <text:p><text:s/>－144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47" calcext:value-type="float">
            <text:p>54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215" calcext:value-type="float">
            <text:p>21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79" calcext:value-type="float">
            <text:p>57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215" calcext:value-type="float">
            <text:p>21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32" calcext:value-type="float">
            <text:p><text:s/>－32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3" calcext:value-type="float">
            <text:p>103</text:p>
          </table:table-cell>
          <table:table-cell table:style-name="ce44" office:value-type="float" office:value="222" calcext:value-type="float">
            <text:p>222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75" calcext:value-type="float">
            <text:p>675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98" calcext:value-type="float">
            <text:p>98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2" calcext:value-type="float">
            <text:p>102</text:p>
          </table:table-cell>
          <table:table-cell table:style-name="ce44" office:value-type="float" office:value="222" calcext:value-type="float">
            <text:p>22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12" calcext:value-type="float">
            <text:p><text:s/>－112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387" calcext:value-type="float">
            <text:p>2,387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1284" calcext:value-type="float">
            <text:p>1,284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78" calcext:value-type="float">
            <text:p>2,77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606" calcext:value-type="float">
            <text:p>60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1284" calcext:value-type="float">
            <text:p>1,28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391" calcext:value-type="float">
            <text:p><text:s/>－391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994" calcext:value-type="float">
            <text:p>99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519" calcext:value-type="float">
            <text:p>51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38" calcext:value-type="float">
            <text:p>1,23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273" calcext:value-type="float">
            <text:p>27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519" calcext:value-type="float">
            <text:p>51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244" calcext:value-type="float">
            <text:p><text:s/>－244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393" calcext:value-type="float">
            <text:p>1,393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6" calcext:value-type="float">
            <text:p>196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6" calcext:value-type="float">
            <text:p>186</text:p>
          </table:table-cell>
          <table:table-cell table:style-name="ce44" office:value-type="float" office:value="765" calcext:value-type="float">
            <text:p>765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40" calcext:value-type="float">
            <text:p>1,54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93" calcext:value-type="float">
            <text:p>93</text:p>
          </table:table-cell>
          <table:table-cell table:style-name="ce44" office:value-type="float" office:value="333" calcext:value-type="float">
            <text:p>333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1" calcext:value-type="float">
            <text:p>141</text:p>
          </table:table-cell>
          <table:table-cell table:style-name="ce44" office:value-type="float" office:value="765" calcext:value-type="float">
            <text:p>76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47" calcext:value-type="float">
            <text:p><text:s/>－147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050" calcext:value-type="float">
            <text:p>1,05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52" calcext:value-type="float">
            <text:p>252</text:p>
          </table:table-cell>
          <table:table-cell table:number-columns-repeated="2"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373" calcext:value-type="float">
            <text:p>37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30" calcext:value-type="float">
            <text:p>1,23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373" calcext:value-type="float">
            <text:p>3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180" calcext:value-type="float">
            <text:p><text:s/>－180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177" calcext:value-type="float">
            <text:p>17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4" calcext:value-type="float">
            <text:p>55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177" calcext:value-type="float">
            <text:p>17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76" calcext:value-type="float">
            <text:p><text:s/>－76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572" calcext:value-type="float">
            <text:p>57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44" calcext:value-type="float">
            <text:p>14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8" calcext:value-type="float">
            <text:p>18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04" calcext:value-type="float">
            <text:p>104</text:p>
          </table:table-cell>
          <table:table-cell table:style-name="ce44" office:value-type="float" office:value="196" calcext:value-type="float">
            <text:p>19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76" calcext:value-type="float">
            <text:p>67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229" calcext:value-type="float">
            <text:p>229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196" calcext:value-type="float">
            <text:p>19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04" calcext:value-type="float">
            <text:p><text:s/>－104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369" calcext:value-type="float">
            <text:p>1,36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4" calcext:value-type="float">
            <text:p>254</text:p>
          </table:table-cell>
          <table:table-cell table:style-name="ce42" office:value-type="float" office:value="518" calcext:value-type="float">
            <text:p>51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14" calcext:value-type="float">
            <text:p>1,71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2" calcext:value-type="float">
            <text:p>322</text:p>
          </table:table-cell>
          <table:table-cell table:style-name="ce42" office:value-type="float" office:value="518" calcext:value-type="float">
            <text:p>5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345" calcext:value-type="float">
            <text:p><text:s/>－345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34" calcext:value-type="float">
            <text:p>63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5" calcext:value-type="float">
            <text:p>80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171" calcext:value-type="float">
            <text:p><text:s/>－171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35" calcext:value-type="float">
            <text:p>735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6" calcext:value-type="float">
            <text:p>146</text:p>
          </table:table-cell>
          <table:table-cell table:style-name="ce44" office:value-type="float" office:value="289" calcext:value-type="float">
            <text:p>289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09" calcext:value-type="float">
            <text:p>909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15" calcext:value-type="float">
            <text:p>11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7" calcext:value-type="float">
            <text:p>177</text:p>
          </table:table-cell>
          <table:table-cell table:style-name="ce44" office:value-type="float" office:value="289" calcext:value-type="float">
            <text:p>28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4" office:value-type="float" office:value="-174" calcext:value-type="float">
            <text:p><text:s/>－174</text:p>
          </table:table-cell>
          <table:table-cell table:style-name="ce68" table:number-columns-repeated="991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013" calcext:value-type="float">
            <text:p>1,01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55" calcext:value-type="float">
            <text:p>5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85" calcext:value-type="float">
            <text:p>385</text:p>
          </table:table-cell>
          <table:table-cell table:style-name="ce42" office:value-type="float" office:value="274" calcext:value-type="float">
            <text:p>27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3" calcext:value-type="float">
            <text:p>1,25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1" calcext:value-type="float">
            <text:p>451</text:p>
          </table:table-cell>
          <table:table-cell table:style-name="ce42" office:value-type="float" office:value="274" calcext:value-type="float">
            <text:p>27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240" calcext:value-type="float">
            <text:p><text:s/>－240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61" calcext:value-type="float">
            <text:p>46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0" calcext:value-type="float">
            <text:p>55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123" calcext:value-type="float">
            <text:p>12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89" calcext:value-type="float">
            <text:p><text:s/>－89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552" calcext:value-type="float">
            <text:p>55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2" calcext:value-type="float">
            <text:p>32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09" calcext:value-type="float">
            <text:p>209</text:p>
          </table:table-cell>
          <table:table-cell table:style-name="ce44" office:value-type="float" office:value="151" calcext:value-type="float">
            <text:p>15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03" calcext:value-type="float">
            <text:p>70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68" calcext:value-type="float">
            <text:p>268</text:p>
          </table:table-cell>
          <table:table-cell table:style-name="ce44" office:value-type="float" office:value="151" calcext:value-type="float">
            <text:p>15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51" calcext:value-type="float">
            <text:p><text:s/>－151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835" calcext:value-type="float">
            <text:p>1,835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377" calcext:value-type="float">
            <text:p>37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861" calcext:value-type="float">
            <text:p>86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25" calcext:value-type="float">
            <text:p>2,125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564" calcext:value-type="float">
            <text:p>5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861" calcext:value-type="float">
            <text:p>86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62" office:value-type="float" office:value="-290" calcext:value-type="float">
            <text:p><text:s/>－290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53" calcext:value-type="float">
            <text:p>85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0" calcext:value-type="float">
            <text:p>94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55" calcext:value-type="float">
            <text:p>2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87" calcext:value-type="float">
            <text:p><text:s/>－87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982" calcext:value-type="float">
            <text:p>982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90" calcext:value-type="float">
            <text:p>19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493" calcext:value-type="float">
            <text:p>493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85" calcext:value-type="float">
            <text:p>1,18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309" calcext:value-type="float">
            <text:p>30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493" calcext:value-type="float">
            <text:p>493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63" office:value-type="float" office:value="-203" calcext:value-type="float">
            <text:p><text:s/>－203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566" calcext:value-type="float">
            <text:p>56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221" calcext:value-type="float">
            <text:p>22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23" calcext:value-type="float">
            <text:p>62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221" calcext:value-type="float">
            <text:p>2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57" calcext:value-type="float">
            <text:p><text:s/>－57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17" calcext:value-type="float">
            <text:p>31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11" calcext:value-type="float">
            <text:p><text:s/>－11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249" calcext:value-type="float">
            <text:p>249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1" calcext:value-type="float">
            <text:p>21</text:p>
          </table:table-cell>
          <table:table-cell table:number-columns-repeated="2" table:style-name="ce44" office:value-type="float" office:value="11" calcext:value-type="float">
            <text:p>11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95" calcext:value-type="float">
            <text:p>29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88" calcext:value-type="float">
            <text:p>8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46" calcext:value-type="float">
            <text:p><text:s/>－46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068" calcext:value-type="float">
            <text:p>1,06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585" calcext:value-type="float">
            <text:p>58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85" calcext:value-type="float">
            <text:p>1,18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585" calcext:value-type="float">
            <text:p>58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117" calcext:value-type="float">
            <text:p><text:s/>－117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82" calcext:value-type="float">
            <text:p>48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246" calcext:value-type="float">
            <text:p>24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0" calcext:value-type="float">
            <text:p>53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246" calcext:value-type="float">
            <text:p>24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48" calcext:value-type="float">
            <text:p><text:s/>－48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586" calcext:value-type="float">
            <text:p>586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339" calcext:value-type="float">
            <text:p>339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55" calcext:value-type="float">
            <text:p>655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339" calcext:value-type="float">
            <text:p>33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69" calcext:value-type="float">
            <text:p><text:s/>－69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331" calcext:value-type="float">
            <text:p>33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8" calcext:value-type="float">
            <text:p>29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2" table:style-name="ce42" office:value-type="float" office:value="19" calcext:value-type="float">
            <text:p>19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89" calcext:value-type="float">
            <text:p>8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33" calcext:value-type="float">
            <text:p>3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93" calcext:value-type="float">
            <text:p>19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45" calcext:value-type="float">
            <text:p>4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9" calcext:value-type="float">
            <text:p>3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5" calcext:value-type="float">
            <text:p>4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28" calcext:value-type="float">
            <text:p>28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38" calcext:value-type="float">
            <text:p>13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11" calcext:value-type="float">
            <text:p>11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3" calcext:value-type="float">
            <text:p>1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100" calcext:value-type="float">
            <text:p>1,10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12" calcext:value-type="float">
            <text:p>1,11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99" calcext:value-type="float">
            <text:p>199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468" calcext:value-type="float">
            <text:p>46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2" calcext:value-type="float">
            <text:p><text:s/>－12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94" calcext:value-type="float">
            <text:p>49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16" calcext:value-type="float">
            <text:p>21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1" calcext:value-type="float">
            <text:p>51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16" calcext:value-type="float">
            <text:p>21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7" calcext:value-type="float">
            <text:p><text:s/>－17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06" calcext:value-type="float">
            <text:p>606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252" calcext:value-type="float">
            <text:p>25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01" calcext:value-type="float">
            <text:p>601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14" calcext:value-type="float">
            <text:p>114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252" calcext:value-type="float">
            <text:p>25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240" calcext:value-type="float">
            <text:p>1,24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7" calcext:value-type="float">
            <text:p>397</text:p>
          </table:table-cell>
          <table:table-cell table:style-name="ce42" office:value-type="float" office:value="427" calcext:value-type="float">
            <text:p>42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96" calcext:value-type="float">
            <text:p>1,29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8" calcext:value-type="float">
            <text:p>368</text:p>
          </table:table-cell>
          <table:table-cell table:style-name="ce42" office:value-type="float" office:value="427" calcext:value-type="float">
            <text:p>42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56" calcext:value-type="float">
            <text:p><text:s/>－56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86" calcext:value-type="float">
            <text:p>58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197" calcext:value-type="float">
            <text:p>19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4" calcext:value-type="float">
            <text:p>57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197" calcext:value-type="float">
            <text:p>19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3" office:value-type="float" office:value="12" calcext:value-type="float">
            <text:p>12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54" calcext:value-type="float">
            <text:p>65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36" calcext:value-type="float">
            <text:p>36</text:p>
          </table:table-cell>
          <table:table-cell table:number-columns-repeated="2" table:style-name="ce44" office:value-type="float" office:value="25" calcext:value-type="float">
            <text:p>2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05" calcext:value-type="float">
            <text:p>205</text:p>
          </table:table-cell>
          <table:table-cell table:style-name="ce44" office:value-type="float" office:value="230" calcext:value-type="float">
            <text:p>230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22" calcext:value-type="float">
            <text:p>72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6" calcext:value-type="float">
            <text:p>196</text:p>
          </table:table-cell>
          <table:table-cell table:style-name="ce44" office:value-type="float" office:value="230" calcext:value-type="float">
            <text:p>23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68" calcext:value-type="float">
            <text:p><text:s/>－68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709" calcext:value-type="float">
            <text:p>709</text:p>
          </table:table-cell>
          <table:table-cell table:number-columns-repeated="3" table:style-name="ce42" office:value-type="float" office:value="21" calcext:value-type="float">
            <text:p>2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2" calcext:value-type="float">
            <text:p>342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9" calcext:value-type="float">
            <text:p>75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9" calcext:value-type="float">
            <text:p>309</text:p>
          </table:table-cell>
          <table:table-cell table:style-name="ce42" office:value-type="float" office:value="155" calcext:value-type="float">
            <text:p>15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50" calcext:value-type="float">
            <text:p><text:s/>－50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01" calcext:value-type="float">
            <text:p>301</text:p>
          </table:table-cell>
          <table:table-cell table:number-columns-repeated="2" table:style-name="ce43" office:value-type="float" office:value="12" calcext:value-type="float">
            <text:p>1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18" calcext:value-type="float">
            <text:p>1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68" calcext:value-type="float">
            <text:p>6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37" calcext:value-type="float">
            <text:p><text:s/>－37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408" calcext:value-type="float">
            <text:p>408</text:p>
          </table:table-cell>
          <table:table-cell table:number-columns-repeated="2" table:style-name="ce44" office:value-type="float" office:value="9" calcext:value-type="float">
            <text:p>9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7" calcext:value-type="float">
            <text:p>197</text:p>
          </table:table-cell>
          <table:table-cell table:style-name="ce44" office:value-type="float" office:value="87" calcext:value-type="float">
            <text:p>8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21" calcext:value-type="float">
            <text:p>42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8" calcext:value-type="float">
            <text:p>28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87" calcext:value-type="float">
            <text:p>8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3" calcext:value-type="float">
            <text:p><text:s/>－13</text:p>
          </table:table-cell>
          <table:table-cell table:style-name="ce68" table:number-columns-repeated="991"/>
        </table:table-row>
        <table:table-row table:style-name="ro7">
          <table:table-cell table:style-name="ce14"/>
          <table:table-cell table:style-name="ce24" office:value-type="string" calcext:value-type="string">
            <text:p>計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9" calcext:value-type="float">
            <text:p>79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12" calcext:value-type="float">
            <text:p>21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18" calcext:value-type="float">
            <text:p>51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12" calcext:value-type="float">
            <text:p>212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60" office:value-type="float" office:value="232" calcext:value-type="float">
            <text:p>232</text:p>
          </table:table-cell>
          <table:table-cell table:style-name="ce68" table:number-columns-repeated="991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386" calcext:value-type="float">
            <text:p>38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42" calcext:value-type="float">
            <text:p>4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82" calcext:value-type="float">
            <text:p>28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36" calcext:value-type="float">
            <text:p>3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19" calcext:value-type="float">
            <text:p>11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104" calcext:value-type="float">
            <text:p>104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364" calcext:value-type="float">
            <text:p>36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7" calcext:value-type="float">
            <text:p>37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93" calcext:value-type="float">
            <text:p>9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36" calcext:value-type="float">
            <text:p>23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93" calcext:value-type="float">
            <text:p>9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1" office:value-type="float" office:value="128" calcext:value-type="float">
            <text:p>128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696" calcext:value-type="float">
            <text:p>69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71" calcext:value-type="float">
            <text:p>7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1" calcext:value-type="float">
            <text:p>45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3" calcext:value-type="float">
            <text:p>4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07" calcext:value-type="float">
            <text:p>20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245" calcext:value-type="float">
            <text:p>245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58" calcext:value-type="float">
            <text:p>35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4" calcext:value-type="float">
            <text:p>2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7" calcext:value-type="float">
            <text:p>11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114" calcext:value-type="float">
            <text:p>114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338" calcext:value-type="float">
            <text:p>338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33" calcext:value-type="float">
            <text:p>33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7" calcext:value-type="float">
            <text:p>2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31" calcext:value-type="float">
            <text:p>131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3" calcext:value-type="float">
            <text:p><text:s/>－1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0" calcext:value-type="float">
            <text:p><text:s/>－10</text:p>
          </table:table-cell>
          <table:table-cell table:style-name="ce68" table:number-columns-repeated="991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3" calcext:value-type="float">
            <text:p><text:s/>－3</text:p>
          </table:table-cell>
          <table:table-cell table:style-name="ce68" table:number-columns-repeated="991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7"/>
          <table:table-cell table:style-name="ce52" table:number-columns-repeated="4"/>
          <table:table-cell table:style-name="ce65" office:value-type="string" calcext:value-type="string">
            <text:p>內政部戶政司 民國104年3月5日編製</text:p>
          </table:table-cell>
          <table:table-cell table:number-columns-repeated="991"/>
        </table:table-row>
        <table:table-row table:style-name="ro5" table:number-rows-repeated="2">
          <table:table-cell table:style-name="ce17"/>
          <table:table-cell table:number-columns-repeated="1023"/>
        </table:table-row>
        <table:table-row table:style-name="ro5">
          <table:table-cell table:style-name="ce18"/>
          <table:table-cell table:number-columns-repeated="31"/>
          <table:table-cell table:style-name="ce66"/>
          <table:table-cell table:number-columns-repeated="991"/>
        </table:table-row>
        <table:table-row table:style-name="ro5">
          <table:table-cell table:style-name="ce18"/>
          <table:table-cell table:number-columns-repeated="31"/>
          <table:table-cell table:style-name="ce67"/>
          <table:table-cell table:number-columns-repeated="991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G$83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G$82"/>
          <table:named-range table:name="Print_Area_MI" table:base-cell-address="$遷徙.$A$1" table:cell-range-address="$遷徙.$A$3:.$U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%E6%96%B0%E8%A1%A8%E8%99%9F02,07~11-%E9%80%A3%E7%B5%90(%E5%85%AC%E5%BC%8F)%E6%AA%94104.2.xls'#$''.$G$5]"/>
        <table:named-expression table:name="出生" table:base-cell-address="$遷徙.$A$1" table:expression="['file:///D:/123/c62/%E6%96%B0%E8%A1%A8%E8%99%9F02,07~11-%E9%80%A3%E7%B5%90(%E5%85%AC%E5%BC%8F)%E6%AA%94104.2.xls'#$''.$V$14:.$V$34]"/>
        <table:named-expression table:name="月底人口數" table:base-cell-address="$遷徙.$A$1" table:expression="['file:///D:/123/c62/%E6%96%B0%E8%A1%A8%E8%99%9F02,07~11-%E9%80%A3%E7%B5%90(%E5%85%AC%E5%BC%8F)%E6%AA%94104.2.xls'#$''.$AT$14:.$AU$34]"/>
        <table:named-expression table:name="死亡" table:base-cell-address="$遷徙.$A$1" table:expression="['file:///D:/123/c62/%E6%96%B0%E8%A1%A8%E8%99%9F02,07~11-%E9%80%A3%E7%B5%90(%E5%85%AC%E5%BC%8F)%E6%AA%94104.2.xls'#$''.$Y$14:.$Y$34]"/>
        <table:named-expression table:name="結婚" table:base-cell-address="$遷徙.$A$1" table:expression="['file:///D:/123/c62/%E6%96%B0%E8%A1%A8%E8%99%9F02,07~11-%E9%80%A3%E7%B5%90(%E5%85%AC%E5%BC%8F)%E6%AA%94104.2.xls'#$''.$L$14:.$L$34]"/>
        <table:named-expression table:name="鄰數戶數" table:base-cell-address="$遷徙.$A$1" table:expression="['file:///D:/123/c62/%E6%96%B0%E8%A1%A8%E8%99%9F02,07~11-%E9%80%A3%E7%B5%90(%E5%85%AC%E5%BC%8F)%E6%AA%94104.2.xls'#$''.$AQ$14:.$AR$34]"/>
        <table:named-expression table:name="離婚" table:base-cell-address="$遷徙.$A$1" table:expression="['file:///D:/123/c62/%E6%96%B0%E8%A1%A8%E8%99%9F02,07~11-%E9%80%A3%E7%B5%90(%E5%85%AC%E5%BC%8F)%E6%AA%94104.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</number:number-style>
    <number:number-style style:name="N157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fill-character> </loext:fill-character>
      <number:number number:decimal-places="0" loext:min-decimal-places="0" number:min-integer-digits="1" number:grouping="true"/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8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3-05T20:04:27</meta:creation-date>
    <dc:creator>溫麗華</dc:creator>
    <dc:date>2015-03-05T20:05:07</dc:date>
    <meta:document-statistic meta:table-count="1" meta:cell-count="2468" meta:object-count="0"/>
    <meta:generator>LibreOffice/5.0.5.2$Windows_x86 LibreOffice_project/55b006a02d247b5f7215fc6ea0fde844b30035b3</meta:generator>
  </office:meta>
</office:document-meta>
</file>